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20pt" style:font-size-asian="20pt" style:font-size-complex="20pt"/>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text-position="super 66.6%"/>
    </style:style>
    <style:style style:name="T4" style:parent-style-name="DefaultParagraphFont" style:family="text">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text-position="super 66.6%"/>
    </style:style>
    <style:style style:name="T11" style:parent-style-name="DefaultParagraphFont" style:family="text">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T16" style:parent-style-name="DefaultParagraphFont" style:family="text">
      <style:text-properties fo:font-style="italic" style:font-style-asian="italic" style:font-style-complex="italic"/>
    </style:style>
    <style:style style:name="P17" style:parent-style-name="Standard" style:family="paragraph">
      <style:text-properties fo:font-style="italic" style:font-style-asian="italic" style:font-style-complex="italic"/>
    </style:style>
    <style:style style:name="P18" style:parent-style-name="Standard" style:family="paragraph">
      <style:text-properties fo:font-style="italic" style:font-style-asian="italic" style:font-style-complex="italic"/>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text-position="super 66.6%"/>
    </style:style>
    <style:style style:name="T21" style:parent-style-name="DefaultParagraphFont" style:family="text">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text-position="super 66.6%"/>
    </style:style>
    <style:style style:name="T28" style:parent-style-name="DefaultParagraphFont" style:family="text">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text-position="super 66.6%"/>
    </style:style>
    <style:style style:name="T35" style:parent-style-name="DefaultParagraphFont" style:family="text">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text-position="super 66.6%"/>
    </style:style>
    <style:style style:name="T41" style:parent-style-name="DefaultParagraphFont" style:family="text">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text-position="super 66.6%"/>
    </style:style>
    <style:style style:name="T46" style:parent-style-name="DefaultParagraphFont" style:family="text">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text-position="super 66.6%"/>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list-style-name="LFO1" style:family="paragraph"/>
    <style:style style:name="P60" style:parent-style-name="Standard" style:list-style-name="LFO1" style:family="paragraph"/>
    <style:style style:name="P61" style:parent-style-name="Standard" style:list-style-name="LFO1" style:family="paragraph"/>
    <style:style style:name="P62" style:parent-style-name="Standard" style:list-style-name="LFO1" style:family="paragraph"/>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text-position="super 66.6%"/>
    </style:style>
    <style:style style:name="T65" style:parent-style-name="DefaultParagraphFont" style:family="text">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text-position="super 66.6%"/>
    </style:style>
    <style:style style:name="T71" style:parent-style-name="DefaultParagraphFont" style:family="text">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text-position="super 66.6%"/>
    </style:style>
    <style:style style:name="T78" style:parent-style-name="DefaultParagraphFont" style:family="text">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P81" style:parent-style-name="Standard" style:family="paragraph">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text-position="super 66.6%"/>
    </style:style>
    <style:style style:name="T85" style:parent-style-name="DefaultParagraphFont" style:family="text">
      <style:text-properties fo:font-weight="bold" style:font-weight-asian="bold" style:font-weight-complex="bold"/>
    </style:style>
    <style:style style:name="P86" style:parent-style-name="Standard" style:family="paragraph">
      <style:text-properties fo:font-weight="bold" style:font-weight-asian="bold" style:font-weight-complex="bold"/>
    </style:style>
    <style:style style:name="P87" style:parent-style-name="Standard" style:family="paragraph">
      <style:text-properties fo:font-weight="bold" style:font-weight-asian="bold" style:font-weight-complex="bold"/>
    </style:style>
    <style:style style:name="P88" style:parent-style-name="Standard" style:family="paragraph">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text-position="super 66.6%"/>
    </style:style>
    <style:style style:name="T91" style:parent-style-name="DefaultParagraphFont" style:family="text">
      <style:text-properties fo:font-weight="bold" style:font-weight-asian="bold" style:font-weight-complex="bold"/>
    </style:style>
    <style:style style:name="P92" style:parent-style-name="Standard" style:family="paragraph">
      <style:text-properties fo:font-weight="bold" style:font-weight-asian="bold" style:font-weight-complex="bold"/>
    </style:style>
    <style:style style:name="P93" style:parent-style-name="Standard" style:family="paragraph">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text-position="super 66.6%"/>
    </style:style>
    <style:style style:name="T96" style:parent-style-name="DefaultParagraphFont" style:family="text">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text-position="super 66.6%"/>
    </style:style>
    <style:style style:name="T102" style:parent-style-name="DefaultParagraphFont" style:family="text">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P105" style:parent-style-name="Standard" style:family="paragraph">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text-position="super 66.6%"/>
    </style:style>
    <style:style style:name="T108" style:parent-style-name="DefaultParagraphFont" style:family="text">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text-position="super 66.6%"/>
    </style:style>
    <style:style style:name="T113" style:parent-style-name="DefaultParagraphFont" style:family="text">
      <style:text-properties fo:font-weight="bold" style:font-weight-asian="bold" style:font-weight-complex="bold"/>
    </style:style>
    <style:style style:name="P114" style:parent-style-name="Standard" style:family="paragraph">
      <style:text-properties fo:font-weight="bold" style:font-weight-asian="bold" style:font-weight-complex="bold"/>
    </style:style>
    <style:style style:name="P115" style:parent-style-name="Standard" style:family="paragraph">
      <style:text-properties fo:font-weight="bold" style:font-weight-asian="bold" style:font-weight-complex="bold"/>
    </style:style>
    <style:style style:name="P116" style:parent-style-name="Standard" style:family="paragraph">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text-position="super 66.6%"/>
    </style:style>
    <style:style style:name="T119" style:parent-style-name="DefaultParagraphFont" style:family="text">
      <style:text-properties fo:font-weight="bold" style:font-weight-asian="bold" style:font-weight-complex="bold"/>
    </style:style>
    <style:style style:name="P120" style:parent-style-name="Standard" style:family="paragraph">
      <style:text-properties fo:font-weight="bold" style:font-weight-asian="bold" style:font-weight-complex="bold"/>
    </style:style>
    <style:style style:name="P121" style:parent-style-name="Standard" style:family="paragraph">
      <style:text-properties fo:font-weight="bold" style:font-weight-asian="bold" style:font-weight-complex="bold"/>
    </style:style>
    <style:style style:name="P122" style:parent-style-name="Standard" style:family="paragraph">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text-position="super 66.6%"/>
    </style:style>
    <style:style style:name="T125" style:parent-style-name="DefaultParagraphFont" style:family="text">
      <style:text-properties fo:font-weight="bold" style:font-weight-asian="bold" style:font-weight-complex="bold"/>
    </style:style>
    <style:style style:name="P126" style:parent-style-name="Standard" style:family="paragraph">
      <style:text-properties fo:font-weight="bold" style:font-weight-asian="bold" style:font-weight-complex="bold"/>
    </style:style>
    <style:style style:name="P127" style:parent-style-name="Standard" style:family="paragraph">
      <style:text-properties fo:font-weight="bold" style:font-weight-asian="bold" style:font-weight-complex="bold"/>
    </style:style>
    <style:style style:name="P128" style:parent-style-name="Standard" style:family="paragraph">
      <style:text-properties fo:font-weight="bold" style:font-weight-asian="bold" style:font-weight-complex="bold"/>
    </style:style>
    <style:style style:name="P129" style:parent-style-name="Standard" style:family="paragraph">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text-position="super 66.6%"/>
    </style:style>
    <style:style style:name="T132" style:parent-style-name="DefaultParagraphFont" style:family="text">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text-position="super 66.6%"/>
    </style:style>
    <style:style style:name="T139" style:parent-style-name="DefaultParagraphFont" style:family="text">
      <style:text-properties fo:font-weight="bold" style:font-weight-asian="bold" style:font-weight-complex="bold"/>
    </style:style>
    <style:style style:name="P140" style:parent-style-name="Standard" style:family="paragraph">
      <style:text-properties fo:font-weight="bold" style:font-weight-asian="bold" style:font-weight-complex="bold"/>
    </style:style>
    <style:style style:name="P141" style:parent-style-name="Standard" style:family="paragraph">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text-position="super 66.6%"/>
    </style:style>
    <style:style style:name="T144" style:parent-style-name="DefaultParagraphFont" style:family="text">
      <style:text-properties fo:font-weight="bold" style:font-weight-asian="bold" style:font-weight-complex="bold"/>
    </style:style>
    <style:style style:name="P145" style:parent-style-name="Standard" style:family="paragraph">
      <style:text-properties fo:font-weight="bold" style:font-weight-asian="bold" style:font-weight-complex="bold"/>
    </style:style>
    <style:style style:name="P146" style:parent-style-name="Standard" style:family="paragraph">
      <style:text-properties fo:font-weight="bold" style:font-weight-asian="bold" style:font-weight-complex="bold"/>
    </style:style>
    <style:style style:name="P147" style:parent-style-name="Standard" style:family="paragraph">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text-position="super 66.6%"/>
    </style:style>
    <style:style style:name="T150" style:parent-style-name="DefaultParagraphFont" style:family="text">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text-position="super 66.6%"/>
    </style:style>
    <style:style style:name="T154" style:parent-style-name="DefaultParagraphFont" style:family="text">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fo:font-weight="bold" style:font-weight-asian="bold" style:font-weight-complex="bold" style:text-position="super 66.6%"/>
    </style:style>
    <style:style style:name="T161" style:parent-style-name="DefaultParagraphFont" style:family="text">
      <style:text-properties fo:font-weight="bold" style:font-weight-asian="bold" style:font-weight-complex="bold"/>
    </style:style>
    <style:style style:name="P162" style:parent-style-name="Standard" style:family="paragraph">
      <style:text-properties fo:font-weight="bold" style:font-weight-asian="bold" style:font-weight-complex="bold"/>
    </style:style>
    <style:style style:name="P163" style:parent-style-name="Standard" style:family="paragraph">
      <style:text-properties fo:font-weight="bold" style:font-weight-asian="bold" style:font-weight-complex="bold"/>
    </style:style>
  </office:automatic-styles>
  <office:body>
    <office:text text:use-soft-page-breaks="true">
      <text:p text:style-name="P1">Project Journal</text:p>
      <text:p text:style-name="Standard"/>
      <text:p text:style-name="Standard"/>
      <text:p text:style-name="Standard"><text:span text:style-name="T2">Sunday 1</text:span><text:span text:style-name="T3">st</text:span><text:span text:style-name="T4"><text:s/>March</text:span></text:p>
      <text:p text:style-name="P5"/>
      <text:p text:style-name="P6">1700 – 1830</text:p>
      <text:p text:style-name="Standard">Set up the new computer with version control (gitKraken), necessary packages (numpy, openCV), the printer and implemented the start of an object detection program using openCV. The<text:s/>program will need tweaking and the implementation of blob analysis to start to get good results. Once I start to get desired results I will schedule a meeting with Kaushik and contribute to the report the theory behind those techniques that are working.</text:p>
      <text:p text:style-name="Standard"/>
      <text:p text:style-name="P7">2100 – 2200</text:p>
      <text:p text:style-name="Standard">Applied some median blur to get rid of salt and pepper noise which worked pretty well. Applied a closing operation with a small (3x3) square structuring element to joing some spurious points belonging to vehicles together. This didn’t work well<text:s/>enough to satisfy but it does seem to be better than nothing. Started to apply some blob detection to join to connected components into one entity and help with situations where vehicles are close together in order to separate them. Separation works by allocating foreground pixels to a centroid. Which centroid a pixel is allocated to depends on its distance to the centroid. It will go to the closest. So far am not having success with the blob detector. I may be better of to try and employ a contour finder but I want to somehow join the disembodied foreground pixels into a cohesive blob of sorts and then find the contours based on that and then based on that find the bounding boxes and centroids. And then use those centroids for counting and speed estimation.<text:s/>And then I will have something that sort of works.</text:p>
      <text:p text:style-name="Standard"/>
      <text:p text:style-name="P8"/>
      <text:p text:style-name="Standard"><text:span text:style-name="T9">Monday 2</text:span><text:span text:style-name="T10">nd</text:span><text:span text:style-name="T11"><text:s/>March</text:span></text:p>
      <text:p text:style-name="P12"/>
      <text:p text:style-name="P13">1300 – 1500</text:p>
      <text:p text:style-name="Standard">Setup pyCharm. Fiddled with parameters for subtraction and bounding boxes with unsatisfactory results.</text:p>
      <text:p text:style-name="Standard"/>
      <text:p text:style-name="P14">1600 – 1800</text:p>
      <text:p text:style-name="Standard">Fiddled with parameters and found a working<text:s/>example whose parameters I could use to try to improve my own program. This worked reasonably well.</text:p>
      <text:p text:style-name="Standard"/>
      <text:p text:style-name="P15">2030 – 2230</text:p>
      <text:p text:style-name="Standard">Started to read up on centroid tracking. Tracking object centroids will help to combat occlusion and loss of object for short periods. It will<text:s/>allow for speed estimation and counting.<text:s/><text:line-break/>Using source:<text:s/><text:a xlink:href="https://www.pyimagesearch.com/2018/07/23/simple-object-tracking-with-opencv/" office:target-frame-name="_top" xlink:show="replace"><text:span text:style-name="T16">https://www.pyimagesearch.com/2018/07/23/simple-object-tracking-with-opencv/</text:span></text:a></text:p>
      <text:p text:style-name="P17"/>
      <text:p text:style-name="P18"/>
      <text:p text:style-name="Standard"><text:span text:style-name="T19">Tuesday 3</text:span><text:span text:style-name="T20">rd</text:span><text:span text:style-name="T21"><text:s/>March</text:span></text:p>
      <text:p text:style-name="P22"/>
      <text:p text:style-name="P23">1100 – 1200</text:p>
      <text:p text:style-name="Standard">Writing up centroid tracking class.</text:p>
      <text:p text:style-name="Standard"/>
      <text:p text:style-name="P24">1230 – 1400</text:p>
      <text:p text:style-name="Standard">Trying to get second monitor to work and writing up centroid tracking class.</text:p>
      <text:p text:style-name="Standard"/>
      <text:p text:style-name="P25">2030 – 1000</text:p>
      <text:p text:style-name="Standard">Finally got second monitor working. Curse linux. Productivity boost though, woo!</text:p>
      <text:soft-page-break/>
      <text:p text:style-name="Standard"><text:span text:style-name="T26">Wednesday 4</text:span><text:span text:style-name="T27">th</text:span><text:span text:style-name="T28"><text:s/>March</text:span></text:p>
      <text:p text:style-name="P29"/>
      <text:p text:style-name="P30">1100 – 1230</text:p>
      <text:p text:style-name="Standard">Understanding centroid algorithm.</text:p>
      <text:p text:style-name="Standard"/>
      <text:p text:style-name="P31">1400 – 1530</text:p>
      <text:p text:style-name="Standard">Understanding centroid algorithm.</text:p>
      <text:p text:style-name="Standard"/>
      <text:p text:style-name="P32">1800 – 1900</text:p>
      <text:p text:style-name="Standard">Implementing and testing centroid tracking algorithm. Spoiler: Didn’t get it working, I need to filter out the really small contours that are spurious because they’re generating a bunch of centroid that are cars. Contour areas where not being filtered correctly.</text:p>
      <text:p text:style-name="Standard"/>
      <text:p text:style-name="Standard"><text:span text:style-name="T33">Thursday 5</text:span><text:span text:style-name="T34">th</text:span><text:span text:style-name="T35"><text:s/>March</text:span></text:p>
      <text:p text:style-name="P36"/>
      <text:p text:style-name="P37">1100 – 1300</text:p>
      <text:p text:style-name="Standard">Threshed the contour areas properly. Coordinates weren’t trasnlating correctly. Coordinates are now translated<text:s/>correctly, however it doesn’t actually work very well. I need to improve object detection so that I’m not getting things like a truck generating 2 or more objects. Also there are issues with centroids switching places. Would also like to now implement counting and speed estimation. I think I’ll d othat first.</text:p>
      <text:p text:style-name="Standard"/>
      <text:p text:style-name="P38">1400 – 1600</text:p>
      <text:p text:style-name="Standard">Drew up high level design for storing data in csv formatted files.</text:p>
      <text:p text:style-name="Standard"/>
      <text:p text:style-name="Standard"><text:span text:style-name="T39">Saturday 7</text:span><text:span text:style-name="T40">th</text:span><text:span text:style-name="T41"><text:s/>March</text:span></text:p>
      <text:p text:style-name="P42"/>
      <text:p text:style-name="P43">2100 – 2230</text:p>
      <text:p text:style-name="Standard">Implemented object counting using a new TrackableObject class and refined the code a bit<text:s/>by breaking it down into functions.</text:p>
      <text:p text:style-name="Standard"/>
      <text:p text:style-name="Standard"><text:span text:style-name="T44">Sunday 8</text:span><text:span text:style-name="T45">th</text:span><text:span text:style-name="T46"><text:s/>March</text:span></text:p>
      <text:p text:style-name="P47"/>
      <text:p text:style-name="P48">1115 – 1245</text:p>
      <text:p text:style-name="Standard">Started implementing an incomplete solution for speed estimation.</text:p>
      <text:p text:style-name="Standard"/>
      <text:p text:style-name="P49">1330 – 1500</text:p>
      <text:p text:style-name="Standard">Continued implementing speed estimation.</text:p>
      <text:p text:style-name="Standard"/>
      <text:p text:style-name="P50">1930 – 2100</text:p>
      <text:p text:style-name="Standard">Disaplaying speed information on centroids. Figuring out how to mark a centroid as finished so as to stop printing its speed ever after. Issue is that deregistering centroids is not connected to the trackable object class so I had to come up with an intermediate solution that isn’t working yet.</text:p>
      <text:p text:style-name="Standard"/>
      <text:p text:style-name="Standard"><text:span text:style-name="T51">Monday 9</text:span><text:span text:style-name="T52">th</text:span><text:span text:style-name="T53"><text:s/>Mar</text:span><text:span text:style-name="T54">ch</text:span></text:p>
      <text:p text:style-name="P55"/>
      <text:p text:style-name="P56">1130 – 1330</text:p>
      <text:p text:style-name="Standard">Got removal of speeds to work however some centroids don’t show an associated speed for some reason. Also need to get the speeds to start calculating correctly.</text:p>
      <text:p text:style-name="Standard"/>
      <text:p text:style-name="Standard"/>
      <text:p text:style-name="Standard"/>
      <text:soft-page-break/>
      <text:p text:style-name="P57">1430 – 1530</text:p>
      <text:p text:style-name="Standard">Implemented speed calculation and display. Need to figure out a<text:s/>system of calibration (will refer to pyImageSearch blog).</text:p>
      <text:p text:style-name="Standard"/>
      <text:p text:style-name="P58">2100 – 2200</text:p>
      <text:p text:style-name="Standard">Calibrating speed estimation. May be that it will not work correctly until the rest of the system is improved. Further, the way in which I’ve done it probably needs a rework, possible<text:s/>fixes:</text:p>
      <text:list text:style-name="LFO1" text:continue-numbering="true">
        <text:list-item>
          <text:p text:style-name="P59">Don’t check speed based on centroid movement, rather centroid average movement of something like this.</text:p>
        </text:list-item>
        <text:list-item>
          <text:p text:style-name="P60">Can only work on measuring in a direction perpedicular to the perspective of the camera.</text:p>
        </text:list-item>
        <text:list-item>
          <text:p text:style-name="P61">May have to implement several checkpoints in a frame where information is captured for speed estimate.</text:p>
        </text:list-item>
        <text:list-item>
          <text:p text:style-name="P62">Need to do more reading on the subject.</text:p>
        </text:list-item>
      </text:list>
      <text:p text:style-name="Standard"/>
      <text:p text:style-name="Standard"><text:span text:style-name="T63">Tuesday 10</text:span><text:span text:style-name="T64">th</text:span><text:span text:style-name="T65"><text:s/>March</text:span></text:p>
      <text:p text:style-name="P66"/>
      <text:p text:style-name="P67">1300 – 1430</text:p>
      <text:p text:style-name="Standard">Implemented subtractor training method.</text:p>
      <text:p text:style-name="Standard"/>
      <text:p text:style-name="P68">1930 – 2030</text:p>
      <text:p text:style-name="Standard">Tried to improve counting and object detection <text:s/>by placing a restriction on the<text:s/>maximum distance a centroid can reappear after disappearing. This showed limited success. Moving the counting line to a region of the image that’s calibrated for better reognition helped counting though.</text:p>
      <text:p text:style-name="Standard"/>
      <text:p text:style-name="Standard"><text:span text:style-name="T69">Wedneday 11</text:span><text:span text:style-name="T70">th</text:span><text:span text:style-name="T71"><text:s/>March</text:span></text:p>
      <text:p text:style-name="P72"/>
      <text:p text:style-name="P73">0900 – 1100</text:p>
      <text:p text:style-name="Standard">Want to make it so<text:s/>that new if new centroids are within a certain threshold of an existing one, then they’re associated with that old one.</text:p>
      <text:p text:style-name="Standard"/>
      <text:p text:style-name="P74">1130 – 1200</text:p>
      <text:p text:style-name="Standard">Investigated how to improve spurious centroid problem (vehicles splitting into multiple centroids) and wrote up a structured plan in CherryTree.</text:p>
      <text:p text:style-name="Standard"/>
      <text:p text:style-name="P75">1300 – 1500</text:p>
      <text:p text:style-name="Standard">Tried improving centroid detectoin by setting thresholds on how far away a centroid can reappear and how close a centroid can be to another without assuming they represent the same object.</text:p>
      <text:p text:style-name="Standard"/>
      <text:p text:style-name="Standard"><text:span text:style-name="T76">Thursday 12</text:span><text:span text:style-name="T77">th</text:span><text:span text:style-name="T78"><text:s/>March</text:span></text:p>
      <text:p text:style-name="P79"/>
      <text:p text:style-name="P80">1130 –<text:s/>1300</text:p>
      <text:p text:style-name="Standard">Restructing code so that it’s more modular and hence easier to read and debug.</text:p>
      <text:p text:style-name="Standard"/>
      <text:p text:style-name="P81">1830 – 2000</text:p>
      <text:p text:style-name="Standard">Restructured code by creating CVModule class.</text:p>
      <text:p text:style-name="P82"/>
      <text:p text:style-name="Standard"><text:span text:style-name="T83">Friday 13</text:span><text:span text:style-name="T84">th</text:span><text:span text:style-name="T85"><text:s/>March</text:span></text:p>
      <text:p text:style-name="P86"/>
      <text:p text:style-name="P87">1130 – 1330</text:p>
      <text:p text:style-name="Standard">Fixed filtering (and morphology) that wasn’t implemented. Changed bounding box filtering to be by width and height not area.</text:p>
      <text:p text:style-name="Standard"/>
      <text:soft-page-break/>
      <text:p text:style-name="P88">1530 – 1700</text:p>
      <text:p text:style-name="Standard">Configuring raspi and testing program on it.</text:p>
      <text:p text:style-name="Standard"/>
      <text:p text:style-name="Standard"><text:span text:style-name="T89">Monday 16</text:span><text:span text:style-name="T90">th</text:span><text:span text:style-name="T91"><text:s/>March</text:span></text:p>
      <text:p text:style-name="P92"/>
      <text:p text:style-name="P93">1700 – 1800</text:p>
      <text:p text:style-name="Standard">Clean install on RPI</text:p>
      <text:p text:style-name="Standard"/>
      <text:p text:style-name="Standard"><text:span text:style-name="T94">Tuesday 17</text:span><text:span text:style-name="T95">th</text:span><text:span text:style-name="T96"><text:s/>March</text:span></text:p>
      <text:p text:style-name="P97"/>
      <text:p text:style-name="P98">1000 – 1200</text:p>
      <text:p text:style-name="Standard">Configure the RPI</text:p>
      <text:p text:style-name="Standard"/>
      <text:p text:style-name="P99">1830 - 2030</text:p>
      <text:p text:style-name="Standard">Installed OpenCV on RPI</text:p>
      <text:p text:style-name="Standard"/>
      <text:p text:style-name="Standard"><text:span text:style-name="T100">Wednesday 18</text:span><text:span text:style-name="T101">th</text:span><text:span text:style-name="T102"><text:s/>March</text:span></text:p>
      <text:p text:style-name="P103"/>
      <text:p text:style-name="P104">1130 – 1200</text:p>
      <text:p text:style-name="Standard">Got system running on RPI</text:p>
      <text:p text:style-name="Standard"/>
      <text:p text:style-name="P105">1230 – 1430</text:p>
      <text:p text:style-name="Standard">Sped runtime up by reducing video resolution. Currently taking 38 second to process 25 seconds of video.</text:p>
      <text:p text:style-name="Standard"/>
      <text:p text:style-name="Standard"><text:span text:style-name="T106">Thursday 19</text:span><text:span text:style-name="T107">th</text:span><text:span text:style-name="T108"><text:s/>March</text:span></text:p>
      <text:p text:style-name="P109"/>
      <text:p text:style-name="P110">2100 – 2300</text:p>
      <text:p text:style-name="Standard">Writing up theory background in literature review section.</text:p>
      <text:p text:style-name="Standard"/>
      <text:p text:style-name="Standard"><text:span text:style-name="T111">Friday 20</text:span><text:span text:style-name="T112">th</text:span><text:span text:style-name="T113"><text:s/>March</text:span></text:p>
      <text:p text:style-name="P114"/>
      <text:p text:style-name="P115">1200 – 1400</text:p>
      <text:p text:style-name="Standard">Literature review; Linear Filtering</text:p>
      <text:p text:style-name="Standard"/>
      <text:p text:style-name="P116">1600 – 1700</text:p>
      <text:p text:style-name="Standard">Literature Review; Correlation &amp; Convolution</text:p>
      <text:p text:style-name="Standard"/>
      <text:p text:style-name="Standard"><text:span text:style-name="T117">Saturday 21</text:span><text:span text:style-name="T118">st</text:span><text:span text:style-name="T119"><text:s/>March</text:span></text:p>
      <text:p text:style-name="P120"/>
      <text:p text:style-name="P121">1130 – 1300</text:p>
      <text:p text:style-name="Standard">Literature Review; Convolution, Clustering, K-Means</text:p>
      <text:p text:style-name="Standard"/>
      <text:p text:style-name="P122">1500 – 1630</text:p>
      <text:p text:style-name="Standard">Installed latex editor on machine so I don’t really on OverLeaf.</text:p>
      <text:p text:style-name="Standard">Literature Review;</text:p>
      <text:p text:style-name="Standard"/>
      <text:p text:style-name="Standard"><text:span text:style-name="T123">Tuesday 24</text:span><text:span text:style-name="T124">th</text:span><text:span text:style-name="T125"><text:s/>March</text:span></text:p>
      <text:p text:style-name="P126"/>
      <text:p text:style-name="P127">1600 – 1730</text:p>
      <text:p text:style-name="Standard">Creating graphics for report.</text:p>
      <text:p text:style-name="Standard"/>
      <text:soft-page-break/>
      <text:p text:style-name="P128">2130 – 2330</text:p>
      <text:p text:style-name="Standard">Fixing VSCode. LitRev; Adding Graphics.</text:p>
      <text:p text:style-name="P129"/>
      <text:p text:style-name="Standard"><text:span text:style-name="T130">Wednesday 25</text:span><text:span text:style-name="T131">th</text:span><text:span text:style-name="T132"><text:s/>March</text:span></text:p>
      <text:p text:style-name="P133"/>
      <text:p text:style-name="P134">1200 – 1300</text:p>
      <text:p text:style-name="Standard">LitRev; Making and Inserting figures.</text:p>
      <text:p text:style-name="Standard"/>
      <text:p text:style-name="P135">1400 – 1530</text:p>
      <text:p text:style-name="Standard">LitRev; Making and inserting figures.</text:p>
      <text:p text:style-name="Standard"/>
      <text:p text:style-name="P136">1800 – 1930</text:p>
      <text:p text:style-name="Standard">LitRev; Making Graphics</text:p>
      <text:p text:style-name="Standard"/>
      <text:p text:style-name="Standard"><text:span text:style-name="T137">Saturday 28</text:span><text:span text:style-name="T138">th</text:span><text:span text:style-name="T139"><text:s/>March</text:span></text:p>
      <text:p text:style-name="P140"/>
      <text:p text:style-name="P141">2130 – 2330</text:p>
      <text:p text:style-name="Standard">Added graphics to LitReview also improved it a little.</text:p>
      <text:p text:style-name="Standard"/>
      <text:p text:style-name="Standard"><text:span text:style-name="T142">Sunday 29</text:span><text:span text:style-name="T143">th</text:span><text:span text:style-name="T144"><text:s/>March</text:span></text:p>
      <text:p text:style-name="P145"/>
      <text:p text:style-name="P146">1330 – 1500</text:p>
      <text:p text:style-name="Standard">Added more graphics to<text:s/>literature review and continue to improve upon written content.</text:p>
      <text:p text:style-name="Standard"/>
      <text:p text:style-name="P147">2300 – 2400</text:p>
      <text:p text:style-name="Standard">Setup python properly on big computer, added some graphics to report and working on generating more of them.</text:p>
      <text:p text:style-name="Standard"/>
      <text:p text:style-name="Standard"><text:span text:style-name="T148">Tuesday 31</text:span><text:span text:style-name="T149">st</text:span><text:span text:style-name="T150"><text:s/>March</text:span></text:p>
      <text:p text:style-name="P151"/>
      <text:p text:style-name="Standard">Setup desktop and added some more graphics to report.</text:p>
      <text:p text:style-name="Standard"/>
      <text:p text:style-name="Standard"><text:span text:style-name="T152">Wednesday 1</text:span><text:span text:style-name="T153">st</text:span><text:span text:style-name="T154"><text:s/>April</text:span></text:p>
      <text:p text:style-name="P155"/>
      <text:p text:style-name="P156">1000 – 1130</text:p>
      <text:p text:style-name="Standard">Completing Lit Rev section graphics.</text:p>
      <text:p text:style-name="Standard"/>
      <text:p text:style-name="P157">1500 – 1600</text:p>
      <text:p text:style-name="Standard">Graphics for Lit Rev section. Involved specific coding for generating linear filter graphics.</text:p>
      <text:p text:style-name="Standard"/>
      <text:p text:style-name="Standard"><text:span text:style-name="T158">Thursday</text:span><text:span text:style-name="T159"><text:s/>2</text:span><text:span text:style-name="T160">nd</text:span><text:span text:style-name="T161"><text:s/>April</text:span></text:p>
      <text:p text:style-name="P162"/>
      <text:p text:style-name="Standard">Adding graphics and new information to Correlation and Convolution Sections of Literature Review.</text:p>
      <text:p text:style-name="Standard"/>
      <text:p text:style-name="Standard"/>
      <text:p text:style-name="Standard"/>
      <text:p text:style-name="Standard"/>
      <text:p text:style-name="Standard"/>
      <text:p text:style-name="Standard"><text:tab/></text:p>
      <text:p text:style-name="P163"/>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3175353@uon.edu.au</dc:creator>
    <meta:creation-date>2020-03-01T18:10:00Z</meta:creation-date>
    <dc:date>2020-04-02T07:05:00Z</dc:date>
    <meta:template xlink:href="Normal.dotm" xlink:type="simple"/>
    <meta:editing-cycles>108</meta:editing-cycles>
    <meta:editing-duration>PT281460S</meta:editing-duration>
    <meta:document-statistic meta:page-count="6" meta:paragraph-count="15" meta:word-count="1179" meta:character-count="7887" meta:row-count="56" meta:non-whitespace-character-count="6723"/>
  </office:meta>
</office:document-meta>
</file>